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120.49mm"/>
    </style:style>
    <style:style style:name="co3" style:family="table-column">
      <style:table-column-properties fo:break-before="auto" style:column-width="20.94mm"/>
    </style:style>
    <style:style style:name="co4" style:family="table-column">
      <style:table-column-properties fo:break-before="auto" style:column-width="6.84mm"/>
    </style:style>
    <style:style style:name="co5" style:family="table-column">
      <style:table-column-properties fo:break-before="auto" style:column-width="20.02mm"/>
    </style:style>
    <style:style style:name="co6" style:family="table-column">
      <style:table-column-properties fo:break-before="auto" style:column-width="25.79mm"/>
    </style:style>
    <style:style style:name="co7" style:family="table-column">
      <style:table-column-properties fo:break-before="auto" style:column-width="24.47mm"/>
    </style:style>
    <style:style style:name="co8" style:family="table-column">
      <style:table-column-properties fo:break-before="auto" style:column-width="26.42mm"/>
    </style:style>
    <style:style style:name="co9" style:family="table-column">
      <style:table-column-properties fo:break-before="auto" style:column-width="23.67mm"/>
    </style:style>
    <style:style style:name="co10" style:family="table-column">
      <style:table-column-properties fo:break-before="auto" style:column-width="52.56mm"/>
    </style:style>
    <style:style style:name="co11" style:family="table-column">
      <style:table-column-properties fo:break-before="auto" style:column-width="28.38mm"/>
    </style:style>
    <style:style style:name="co12" style:family="table-column">
      <style:table-column-properties fo:break-before="auto" style:column-width="25.17mm"/>
    </style:style>
    <style:style style:name="co13" style:family="table-column">
      <style:table-column-properties fo:break-before="auto" style:column-width="30.96mm"/>
    </style:style>
    <style:style style:name="co14" style:family="table-column">
      <style:table-column-properties fo:break-before="auto" style:column-width="17.5mm"/>
    </style:style>
    <style:style style:name="ro1" style:family="table-row">
      <style:table-row-properties style:row-height="10.58mm" fo:break-before="auto" style:use-optimal-row-height="false"/>
    </style:style>
    <style:style style:name="ro2" style:family="table-row">
      <style:table-row-properties style:row-height="5.17mm" fo:break-before="auto" style:use-optimal-row-height="false"/>
    </style:style>
    <style:style style:name="ro3" style:family="table-row">
      <style:table-row-properties style:row-height="24.01mm" fo:break-before="auto" style:use-optimal-row-height="false"/>
    </style:style>
    <style:style style:name="ro4" style:family="table-row">
      <style:table-row-properties style:row-height="24.69mm" fo:break-before="auto" style:use-optimal-row-height="false"/>
    </style:style>
    <style:style style:name="ro5" style:family="table-row">
      <style:table-row-properties style:row-height="34.1mm" fo:break-before="auto" style:use-optimal-row-height="false"/>
    </style:style>
    <style:style style:name="ro6" style:family="table-row">
      <style:table-row-properties style:row-height="31.98mm" fo:break-before="auto" style:use-optimal-row-height="false"/>
    </style:style>
    <style:style style:name="ro7" style:family="table-row">
      <style:table-row-properties style:row-height="33.62mm" fo:break-before="auto" style:use-optimal-row-height="false"/>
    </style:style>
    <style:style style:name="ro8" style:family="table-row">
      <style:table-row-properties style:row-height="35.28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1.06mm" fo:break-before="auto" style:use-optimal-row-height="false"/>
    </style:style>
    <style:style style:name="ta1" style:family="table" style:master-page-name="PageStyle_5f_Sheet0">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fo:background-color="#d3d3d3"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fo:background-color="#d3d3d3" style:diagonal-bl-tr="none" style:diagonal-tl-br="none" fo:border="none" fo:padding="0.71mm" style:rotation-align="none"/>
    </style:style>
    <style:style style:name="ce3" style:family="table-cell" style:parent-style-name="Default">
      <style:table-cell-properties style:glyph-orientation-vertical="0" fo:background-color="#ccffff"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fo:background-color="#ffffff"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ff66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order-bottom="none" style:diagonal-bl-tr="none" style:diagonal-tl-br="none" fo:border-left="none" fo:padding="0.71mm" fo:border-right="none" style:rotation-align="none" fo:border-top="0.74pt solid #99cc00"/>
    </style:style>
    <style:style style:name="ce9" style:family="table-cell" style:parent-style-name="Default">
      <style:table-cell-properties fo:padding="0.71mm"/>
    </style:style>
    <style:style style:name="ce10" style:family="table-cell" style:parent-style-name="Default">
      <style:table-cell-properties style:glyph-orientation-vertical="0" fo:background-color="#d3d3d3"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fo:background-color="#d3d3d3"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table-cell-properties style:glyph-orientation-vertical="0" fo:background-color="#d3d3d3"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4" style:family="table-cell" style:parent-style-name="Default">
      <style:table-cell-properties style:glyph-orientation-vertical="0" fo:background-color="#ccffff"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 style:family="table-cell" style:parent-style-name="Default">
      <style:table-cell-properties style:glyph-orientation-vertical="0" fo:background-color="#ffffff"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99cc00" style:vertical-align="middle" loext:vertical-justify="auto"/>
      <style:paragraph-properties fo:text-align="center" css3t:text-justify="auto" fo:margin-left="0mm" style:writing-mode="page"/>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glyph-orientation-vertical="0" fo:background-color="#d3d3d3"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data-style-name="N112">
      <style:table-cell-properties style:glyph-orientation-vertical="0"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data-style-name="N112">
      <style:table-cell-properties style:glyph-orientation-vertical="0" fo:background-color="#ffffff"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d3d3d3"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2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99cc00" style:vertical-align="middle" loext:vertical-justify="auto"/>
      <style:paragraph-properties fo:text-align="start" css3t:text-justify="auto" fo:margin-left="0mm" style:writing-mode="page"/>
    </style:style>
    <style:style style:name="ce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glyph-orientation-vertical="0" fo:background-color="#d3d3d3"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Default" style:data-style-name="N11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data-style-name="N113">
      <style:table-cell-properties style:glyph-orientation-vertical="0" fo:background-color="#ffff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d3d3d3"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data-style-name="N36">
      <style:table-cell-properties style:glyph-orientation-vertical="0"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data-style-name="N37">
      <style:table-cell-properties style:glyph-orientation-vertical="0" fo:border-bottom="0.06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37">
      <style:table-cell-properties style:glyph-orientation-vertical="0" fo:background-color="#ffff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37">
      <style:table-cell-properties style:glyph-orientation-vertical="0" fo:border-bottom="0.06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37">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37">
      <style:table-cell-properties style:glyph-orientation-vertical="0"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data-style-name="N36">
      <style:table-cell-properties style:glyph-orientation-vertical="0" fo:background-color="#ffffff" style:diagonal-bl-tr="none" style:diagonal-tl-br="none" style:text-align-source="fix" style:repeat-content="false" fo:wrap-option="wrap" fo:border="0.74pt dotte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diagonal-bl-tr="none" style:diagonal-tl-br="none" fo:border="0.74pt dotte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diagonal-bl-tr="none" style:diagonal-tl-br="none" fo:border="0.74pt dotted #000000" fo:padding="0.71mm" style:rotation-align="none"/>
    </style:style>
    <style:style style:name="gr1" style:family="graphic">
      <style:graphic-properties draw:stroke="solid" svg:stroke-width="0.26mm" svg:stroke-color="#3465a4" draw:marker-start="msArrowEnd_20_5" draw:marker-start-width="2.1mm" draw:marker-start-center="false" svg:stroke-opacity="100%" draw:stroke-linejoin="round" draw:fill="solid" draw:fill-color="#ffffc0" draw:textarea-horizontal-align="justify" draw:textarea-vertical-align="top" draw:auto-grow-height="false" draw:auto-grow-width="false" fo:min-height="19.17mm" fo:min-width="24.16mm" fo:padding-top="0.56mm" fo:padding-bottom="0.56mm" fo:padding-left="0.56mm" fo:padding-right="0.56mm" fo:wrap-option="no-wrap" draw:shadow="hidden" draw:shadow-offset-x="1mm" draw:shadow-offset-y="1mm" draw:shadow-color="#000000" draw:caption-escape-direction="auto"/>
    </style:style>
    <style:style style:name="gr2" style:family="graphic">
      <style:graphic-properties draw:stroke="solid" svg:stroke-width="0.26mm" svg:stroke-color="#3465a4" draw:marker-start="msArrowEnd_20_5" draw:marker-start-width="2.1mm" draw:marker-start-center="false" svg:stroke-opacity="100%" draw:stroke-linejoin="round" draw:fill="solid" draw:fill-color="#ffffc0" draw:textarea-horizontal-align="justify" draw:textarea-vertical-align="top" draw:auto-grow-height="false" draw:auto-grow-width="false" fo:min-height="19.18mm" fo:min-width="24.16mm" fo:padding-top="0.56mm" fo:padding-bottom="0.56mm" fo:padding-left="0.56mm" fo:padding-right="0.56mm" fo:wrap-option="no-wrap" draw:shadow="hidden" draw:shadow-offset-x="1mm" draw:shadow-offset-y="1mm" draw:shadow-color="#000000" draw:caption-escape-direction="auto"/>
    </style:style>
    <style:style style:name="gr3" style:family="graphic">
      <style:graphic-properties draw:stroke="solid" svg:stroke-width="0.26mm" svg:stroke-color="#3465a4" draw:marker-start="msArrowEnd_20_5" draw:marker-start-width="2.1mm" draw:marker-start-center="false" svg:stroke-opacity="100%" draw:stroke-linejoin="round" draw:fill="solid" draw:fill-color="#ffffc0" draw:textarea-horizontal-align="justify" draw:textarea-vertical-align="top" draw:auto-grow-height="false" draw:auto-grow-width="false" fo:min-height="19.17mm" fo:min-width="24.14mm" fo:padding-top="0.56mm" fo:padding-bottom="0.56mm" fo:padding-left="0.56mm" fo:padding-right="0.56mm" fo:wrap-option="no-wrap" draw:shadow="hidden" draw:shadow-offset-x="1mm" draw:shadow-offset-y="1mm" draw:shadow-color="#000000" draw:caption-escape-direction="auto"/>
    </style:style>
    <style:style style:name="gr4" style:family="graphic">
      <style:graphic-properties draw:stroke="solid" svg:stroke-width="0.26mm" svg:stroke-color="#3465a4" draw:marker-start="msArrowEnd_20_5" draw:marker-start-width="2.1mm" draw:marker-start-center="false" svg:stroke-opacity="100%" draw:stroke-linejoin="round" draw:fill="solid" draw:fill-color="#ffffc0" draw:textarea-horizontal-align="justify" draw:textarea-vertical-align="top" draw:auto-grow-height="false" draw:auto-grow-width="false" fo:min-height="27.17mm" fo:min-width="24.08mm" fo:padding-top="0.56mm" fo:padding-bottom="0.56mm" fo:padding-left="0.56mm" fo:padding-right="0.56mm" fo:wrap-option="no-wrap" draw:shadow="hidden" draw:shadow-offset-x="1mm" draw:shadow-offset-y="1mm" draw:shadow-color="#000000" draw:caption-escape-direction="auto"/>
    </style:style>
    <style:style style:name="gr5" style:family="graphic">
      <style:graphic-properties draw:stroke="solid" svg:stroke-width="0.26mm" svg:stroke-color="#3465a4" draw:marker-start="msArrowEnd_20_5" draw:marker-start-width="2.1mm" draw:marker-start-center="false" svg:stroke-opacity="100%" draw:stroke-linejoin="round" draw:fill="solid" draw:fill-color="#ffffc0" draw:textarea-horizontal-align="justify" draw:textarea-vertical-align="top" draw:auto-grow-height="false" draw:auto-grow-width="false" fo:min-height="42.87mm" fo:min-width="24.08mm" fo:padding-top="0.56mm" fo:padding-bottom="0.56mm" fo:padding-left="0.56mm" fo:padding-right="0.56mm" fo:wrap-option="no-wrap" draw:shadow="hidden" draw:shadow-offset-x="1mm" draw:shadow-offset-y="1m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3" style:family="text">
      <style:text-properties style:use-window-font-color="true" style:font-name="Arial" fo:font-size="9pt" fo:font-weight="normal"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default-cell-style-name="ce9"/>
        <table:table-column table:style-name="co2" table:default-cell-style-name="ce9"/>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26"/>
        <table:table-column table:style-name="co11" table:default-cell-style-name="ce18"/>
        <table:table-column table:style-name="co8" table:default-cell-style-name="ce18"/>
        <table:table-column table:style-name="co12" table:default-cell-style-name="ce18"/>
        <table:table-column table:style-name="co1" table:number-columns-repeated="3" table:default-cell-style-name="ce18"/>
        <table:table-column table:style-name="co13" table:default-cell-style-name="ce18"/>
        <table:table-column table:style-name="co1" table:default-cell-style-name="ce9"/>
        <table:table-column table:style-name="co14" table:number-columns-repeated="239" table:default-cell-style-name="ce9"/>
        <table:table-column table:style-name="co14" table:number-columns-repeated="767" table:default-cell-style-name="Default"/>
        <table:table-row table:style-name="ro1">
          <table:table-cell table:style-name="ce1"/>
          <table:table-cell table:style-name="ce10" office:value-type="string" calcext:value-type="string">
            <text:p>AGENCIA LOCAL DE DESARROLLO ECONÓMICO Y SOCIAL DE ALICANTE</text:p>
          </table:table-cell>
          <table:table-cell table:style-name="ce13" table:number-columns-repeated="3"/>
          <table:table-cell table:style-name="ce19" office:value-type="string" calcext:value-type="string" table:number-columns-spanned="5" table:number-rows-spanned="1">
            <text:p>CONTRATOS FORMALIZADOS EN 2019</text:p>
          </table:table-cell>
          <table:covered-table-cell table:number-columns-repeated="4" table:style-name="ce19"/>
          <table:table-cell table:style-name="ce27"/>
          <table:table-cell table:style-name="ce30" office:value-type="string" calcext:value-type="string" table:number-columns-spanned="6" table:number-rows-spanned="1">
            <text:p>Fecha: 18/02/2022</text:p>
          </table:table-cell>
          <table:covered-table-cell table:number-columns-repeated="5" table:style-name="ce30"/>
          <table:table-cell table:number-columns-repeated="1007"/>
        </table:table-row>
        <table:table-row table:style-name="ro2">
          <table:table-cell table:style-name="ce2"/>
          <table:table-cell table:style-name="ce11"/>
          <table:table-cell table:style-name="ce13" table:number-columns-repeated="7"/>
          <table:table-cell table:style-name="ce23"/>
          <table:table-cell table:style-name="ce13" table:number-columns-repeated="7"/>
          <table:table-cell table:number-columns-repeated="1007"/>
        </table:table-row>
        <table:table-row table:style-name="ro3">
          <table:table-cell table:style-name="ce3" office:value-type="string" calcext:value-type="string">
            <text:p>Num. Expediente</text:p>
          </table:table-cell>
          <table:table-cell table:style-name="ce3" office:value-type="string" calcext:value-type="string">
            <text:p>Objeto Contrato</text:p>
          </table:table-cell>
          <table:table-cell table:style-name="ce14" office:value-type="string" calcext:value-type="string" table:number-columns-spanned="2" table:number-rows-spanned="1">
            <text:p>Tipo Tramitación</text:p>
          </table:table-cell>
          <table:covered-table-cell table:style-name="ce14"/>
          <table:table-cell table:style-name="ce14" office:value-type="string" calcext:value-type="string">
            <text:p>Tipo de Contrato</text:p>
          </table:table-cell>
          <table:table-cell table:style-name="ce14" office:value-type="string" calcext:value-type="string">
            <text:p>Procedimiento de Contratación</text:p>
          </table:table-cell>
          <table:table-cell table:style-name="ce14" office:value-type="string" calcext:value-type="string">
            <text:p>Importe Presup. Licitación</text:p>
          </table:table-cell>
          <table:table-cell table:style-name="ce14" office:value-type="string" calcext:value-type="string">
            <text:p>Importe Total Presup. Licit.</text:p>
          </table:table-cell>
          <table:table-cell table:style-name="ce14" office:value-type="string" calcext:value-type="string">
            <text:p>NIF/CIF Adjudicatario/Contratista</text:p>
          </table:table-cell>
          <table:table-cell table:style-name="ce3" office:value-type="string" calcext:value-type="string">
            <text:p>Razón Social Adjudicatario/Contratista</text:p>
          </table:table-cell>
          <table:table-cell table:style-name="ce14" office:value-type="string" calcext:value-type="string">
            <text:p>Importe Adjudicación Sin Impuestos</text:p>
          </table:table-cell>
          <table:table-cell table:style-name="ce14" office:value-type="string" calcext:value-type="string">
            <text:p>Importe total Adjudicación</text:p>
          </table:table-cell>
          <table:table-cell table:style-name="ce14" office:value-type="string" calcext:value-type="string">
            <text:p>Fecha Formalización Contrato</text:p>
          </table:table-cell>
          <table:table-cell table:style-name="ce14" office:value-type="string" calcext:value-type="string">
            <text:p>Fecha Fin Contrato</text:p>
          </table:table-cell>
          <table:table-cell table:style-name="ce14" office:value-type="string" calcext:value-type="string">
            <text:p>Plazo Ejecución</text:p>
          </table:table-cell>
          <table:table-cell table:style-name="ce14" office:value-type="string" calcext:value-type="string">
            <text:p>Lotes Contrato</text:p>
          </table:table-cell>
          <table:table-cell table:style-name="ce14" office:value-type="string" calcext:value-type="string">
            <text:p>Descripción Lotes Contrato</text:p>
          </table:table-cell>
          <table:table-cell table:style-name="ce39" table:number-columns-repeated="1007"/>
        </table:table-row>
        <table:table-row table:style-name="ro3">
          <table:table-cell table:style-name="ce4" office:value-type="string" calcext:value-type="string">
            <text:p>1-19-ALD-0001</text:p>
          </table:table-cell>
          <table:table-cell table:style-name="ce4" office:value-type="string" calcext:value-type="string">
            <text:p>SERVICIO DE IMPARTICIÓN DE ACCIONES DE FORMACIÓN PROFESIONAL Y CERTIFICADOS DE PROFESIONALIDAD, EN LOS CENTROS DE FORMACIÓN DE LA AGENCIA LOCAL DE DESARROLLO ECONÓMICO Y SOCIAL PARA 2019.</text:p>
          </table:table-cell>
          <table:table-cell table:style-name="ce15" office:value-type="string" calcext:value-type="string" table:number-columns-spanned="2" table:number-rows-spanned="1">
            <text:p>Ordinario</text:p>
          </table:table-cell>
          <table:covered-table-cell table:style-name="ce15"/>
          <table:table-cell table:style-name="ce15" office:value-type="string" calcext:value-type="string">
            <text:p>Servicios</text:p>
          </table:table-cell>
          <table:table-cell table:style-name="ce16" office:value-type="string" calcext:value-type="string">
            <text:p>Abierto simplificado</text:p>
          </table:table-cell>
          <table:table-cell table:number-columns-repeated="2" table:style-name="ce20" office:value-type="float" office:value="34652.8" calcext:value-type="float">
            <text:p>34.652,80 €</text:p>
          </table:table-cell>
          <table:table-cell table:style-name="ce20" office:value-type="string" calcext:value-type="string">
            <text:p>B-97422976</text:p>
          </table:table-cell>
          <table:table-cell table:style-name="ce20" office:value-type="string" calcext:value-type="string">
            <text:p>CENTRO DE FORMACIÓN GARCÍA IBÁÑEZ, SL</text:p>
          </table:table-cell>
          <table:table-cell table:number-columns-repeated="2" table:style-name="ce28" office:value-type="float" office:value="30020" calcext:value-type="float">
            <text:p>30.020,00 €</text:p>
          </table:table-cell>
          <table:table-cell table:style-name="ce32" office:value-type="date" office:date-value="2019-04-05" calcext:value-type="date">
            <text:p>05/04/2019</text:p>
          </table:table-cell>
          <table:table-cell table:style-name="ce32" office:value-type="date" office:date-value="2019-12-31" calcext:value-type="date">
            <text:p>31/12/2019</text:p>
          </table:table-cell>
          <table:table-cell table:style-name="ce9"/>
          <table:table-cell table:style-name="ce16" office:value-type="float" office:value="1" calcext:value-type="float">
            <text:p>1</text:p>
          </table:table-cell>
          <table:table-cell table:style-name="ce16" office:value-type="string" calcext:value-type="string">
            <text:p>Lote 1: RESTAURACIÓN</text:p>
          </table:table-cell>
          <table:table-cell table:style-name="ce40" table:number-columns-repeated="1007"/>
        </table:table-row>
        <table:table-row table:style-name="ro3">
          <table:table-cell table:style-name="ce5" office:value-type="string" calcext:value-type="string">
            <text:p>1-19-ALD-0001</text:p>
          </table:table-cell>
          <table:table-cell table:style-name="ce4" office:value-type="string" calcext:value-type="string">
            <text:p>SERVICIO DE IMPARTICIÓN DE ACCIONES DE FORMACIÓN PROFESIONAL Y CERTIFICADOS DE PROFESIONALIDAD, EN LOS CENTROS DE FORMACIÓN DE LA AGENCIA LOCAL DE DESARROLLO ECONÓMICO Y SOCIAL PARA 2019. <text:s/></text:p>
          </table:table-cell>
          <table:table-cell table:style-name="ce15" office:value-type="string" calcext:value-type="string" table:number-columns-spanned="2" table:number-rows-spanned="1">
            <text:p>Ordinario</text:p>
          </table:table-cell>
          <table:covered-table-cell table:style-name="ce15"/>
          <table:table-cell table:style-name="ce15" office:value-type="string" calcext:value-type="string">
            <text:p>Servicios</text:p>
          </table:table-cell>
          <table:table-cell table:style-name="ce16" office:value-type="string" calcext:value-type="string">
            <text:p>Abierto simplificado </text:p>
          </table:table-cell>
          <table:table-cell table:number-columns-repeated="2" table:style-name="ce21" office:value-type="float" office:value="21116.55" calcext:value-type="float">
            <text:p>21.116,55 €</text:p>
          </table:table-cell>
          <table:table-cell table:style-name="ce20" office:value-type="string" calcext:value-type="string">
            <text:p>B-97422976</text:p>
          </table:table-cell>
          <table:table-cell table:style-name="ce20" office:value-type="string" calcext:value-type="string">
            <text:p>CENTRO DE FORMACIÓN GARCÍA IBÁÑEZ, SL</text:p>
          </table:table-cell>
          <table:table-cell table:number-columns-repeated="2" table:style-name="ce29" office:value-type="currency" office:currency="EUR" office:value="17949" calcext:value-type="currency">
            <text:p>17.949,00 €</text:p>
          </table:table-cell>
          <table:table-cell table:style-name="ce32" office:value-type="date" office:date-value="2019-04-05" calcext:value-type="date">
            <text:p>05/04/2019</text:p>
          </table:table-cell>
          <table:table-cell table:style-name="ce32" office:value-type="date" office:date-value="2019-12-31" calcext:value-type="date">
            <text:p>31/12/2019</text:p>
          </table:table-cell>
          <table:table-cell table:style-name="ce9"/>
          <table:table-cell table:style-name="ce15" office:value-type="float" office:value="2" calcext:value-type="float">
            <text:p>2</text:p>
          </table:table-cell>
          <table:table-cell table:style-name="ce15" office:value-type="string" calcext:value-type="string">
            <text:p>Lote 2: <text:s text:c="2"/>LOGÍSTICA COMERCIAL Y GESTIÓN DEL TRANSPORTE.</text:p>
          </table:table-cell>
          <table:table-cell table:style-name="ce40" table:number-columns-repeated="1007"/>
        </table:table-row>
        <table:table-row table:style-name="ro4">
          <table:table-cell table:style-name="ce5" office:value-type="string" calcext:value-type="string">
            <text:p>1-19-ALD-0001</text:p>
          </table:table-cell>
          <table:table-cell table:style-name="ce4" office:value-type="string" calcext:value-type="string">
            <text:p>SERVICIO DE IMPARTICIÓN DE ACCIONES DE FORMACIÓN PROFESIONAL Y CERTIFICADOS DE PROFESIONALIDAD, EN LOS CENTROS DE FORMACIÓN DE LA AGENCIA LOCAL DE DESARROLLO ECONÓMICO Y SOCIAL PARA 2019.</text:p>
          </table:table-cell>
          <table:table-cell table:style-name="ce15" office:value-type="string" calcext:value-type="string" table:number-columns-spanned="2" table:number-rows-spanned="1">
            <text:p>Ordinario</text:p>
          </table:table-cell>
          <table:covered-table-cell table:style-name="ce15"/>
          <table:table-cell table:style-name="ce15" office:value-type="string" calcext:value-type="string">
            <text:p>Servicios</text:p>
          </table:table-cell>
          <table:table-cell table:style-name="ce16" office:value-type="string" calcext:value-type="string">
            <text:p>Abierto simplificado</text:p>
          </table:table-cell>
          <table:table-cell table:number-columns-repeated="2" table:style-name="ce20" office:value-type="float" office:value="25989.6" calcext:value-type="float">
            <text:p>25.989,60 €</text:p>
          </table:table-cell>
          <table:table-cell table:style-name="ce22" office:value-type="string" calcext:value-type="string">
            <text:p>B-62137252</text:p>
          </table:table-cell>
          <table:table-cell table:style-name="ce24" office:value-type="string" calcext:value-type="string">
            <text:p>PRO-ACTIVA SERVEIS AQUATICS, SL</text:p>
          </table:table-cell>
          <table:table-cell table:number-columns-repeated="2" table:style-name="ce29" office:value-type="currency" office:currency="EUR" office:value="20400" calcext:value-type="currency">
            <text:p>20.400,00 €</text:p>
          </table:table-cell>
          <table:table-cell table:style-name="ce33" office:value-type="date" office:date-value="2019-03-29" calcext:value-type="date">
            <text:p>29/03/19</text:p>
          </table:table-cell>
          <table:table-cell table:style-name="ce37" office:value-type="date" office:date-value="2019-12-31" calcext:value-type="date">
            <text:p>31/12/19</text:p>
          </table:table-cell>
          <table:table-cell table:style-name="ce9"/>
          <table:table-cell table:style-name="ce16" office:value-type="float" office:value="3" calcext:value-type="float">
            <text:p>3</text:p>
          </table:table-cell>
          <table:table-cell table:style-name="ce16" office:value-type="string" calcext:value-type="string">
            <text:p>Lote 3: <text:s/>SOCORRISTA ACUÁTICO</text:p>
          </table:table-cell>
          <table:table-cell table:style-name="ce40" table:number-columns-repeated="1007"/>
        </table:table-row>
        <table:table-row table:style-name="ro5">
          <table:table-cell table:style-name="ce5" office:value-type="string" calcext:value-type="string">
            <text:p>2-19-ALD-0002</text:p>
          </table:table-cell>
          <table:table-cell table:style-name="ce12" office:value-type="string" calcext:value-type="string">
            <text:p><text:span text:style-name="T2">SERVICIO DE IMPARTICIÓN DE ACCIONES DE FORMACIÓN PROFESIONAL Y CERTIFICADOS DE PROFESIONALIDAD, DIRIGIDAS A PERSONAS DESEMPLEADAS RESIDENTES EN LA ZONA EDUSI, COFINANCIADO POR EL FONDO EUROPEO DE DESARROLLO REGIONAL (FEDER), DENTRO DEL EJE 12 “DESARROLLO URBANO” DEL PROGRAMA OPERATIVO DE CRECIMIENTO SOSTENIBLE, PARA LA PROGRAMACIÓN 2014-2020. </text:span><text:span text:style-name="T3">UNA MANERA DE HACER EUROPA.</text:span></text:p>
          </table:table-cell>
          <table:table-cell table:style-name="ce15" office:value-type="string" calcext:value-type="string" table:number-columns-spanned="2" table:number-rows-spanned="1">
            <text:p>Ordinario</text:p>
          </table:table-cell>
          <table:covered-table-cell table:style-name="ce15"/>
          <table:table-cell table:style-name="ce15" office:value-type="string" calcext:value-type="string">
            <text:p>Servicios</text:p>
          </table:table-cell>
          <table:table-cell table:style-name="ce15" office:value-type="string" calcext:value-type="string">
            <text:p>Abierto simplificado </text:p>
          </table:table-cell>
          <table:table-cell table:number-columns-repeated="2" table:style-name="ce21" office:value-type="float" office:value="10120.95" calcext:value-type="float">
            <text:p>10.120,95 €</text:p>
          </table:table-cell>
          <table:table-cell table:style-name="ce22" office:value-type="string" calcext:value-type="string">
            <text:p>B-53954756</text:p>
          </table:table-cell>
          <table:table-cell table:style-name="ce24" office:value-type="string" calcext:value-type="string">
            <text:p>OASI 233, SL (CENTRO DE FORMACIÓN OASI)</text:p>
          </table:table-cell>
          <table:table-cell table:number-columns-repeated="2" table:style-name="ce29" office:value-type="currency" office:currency="EUR" office:value="9850" calcext:value-type="currency">
            <text:p>9.850,00 €</text:p>
          </table:table-cell>
          <table:table-cell table:style-name="ce34" office:value-type="date" office:date-value="2019-05-17" calcext:value-type="date">
            <text:p>17/05/19</text:p>
          </table:table-cell>
          <table:table-cell table:style-name="ce38" office:value-type="date" office:date-value="2020-12-31" calcext:value-type="date">
            <text:p>31/12/2020</text:p>
          </table:table-cell>
          <table:table-cell table:style-name="ce15"/>
          <table:table-cell table:style-name="ce15" office:value-type="float" office:value="1" calcext:value-type="float">
            <text:p>1</text:p>
          </table:table-cell>
          <table:table-cell table:style-name="ce15" office:value-type="string" calcext:value-type="string">
            <text:p>Lote 1: <text:s text:c="2"/>VIGILANTE DE SEGURIDAD</text:p>
          </table:table-cell>
          <table:table-cell table:style-name="ce40" table:number-columns-repeated="1007"/>
        </table:table-row>
        <table:table-row table:style-name="ro6">
          <table:table-cell table:style-name="ce5" office:value-type="string" calcext:value-type="string">
            <text:p>2-19-ALD-0002</text:p>
          </table:table-cell>
          <table:table-cell table:style-name="ce12" office:value-type="string" calcext:value-type="string">
            <text:p><text:span text:style-name="T2">SERVICIO DE IMPARTICIÓN DE ACCIONES DE FORMACIÓN PROFESIONAL Y CERTIFICADOS DE PROFESIONALIDAD, DIRIGIDAS A PERSONAS DESEMPLEADAS RESIDENTES EN LA ZONA EDUSI, COFINANCIADO POR EL FONDO EUROPEO DE DESARROLLO REGIONAL (FEDER), DENTRO DEL EJE 12 “DESARROLLO URBANO” DEL PROGRAMA OPERATIVO DE CRECIMIENTO SOSTENIBLE, PARA LA PROGRAMACIÓN 2014-2020. </text:span><text:span text:style-name="T3">UNA MANERA DE HACER EUROPA.</text:span></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text:p>
          </table:table-cell>
          <table:table-cell table:number-columns-repeated="2" table:style-name="ce20" office:value-type="float" office:value="39525.85" calcext:value-type="float">
            <text:p>39.525,85 €</text:p>
          </table:table-cell>
          <table:table-cell table:style-name="ce22" office:value-type="string" calcext:value-type="string">
            <text:p>B-84806728</text:p>
          </table:table-cell>
          <table:table-cell table:style-name="ce24" office:value-type="string" calcext:value-type="string">
            <text:p>AFRONTA CONSULTORÍA Y FORMACIÓN, SL</text:p>
          </table:table-cell>
          <table:table-cell table:number-columns-repeated="2" table:style-name="ce29" office:value-type="currency" office:currency="EUR" office:value="34535" calcext:value-type="currency">
            <text:p>34.535,00 €</text:p>
          </table:table-cell>
          <table:table-cell table:style-name="ce34" office:value-type="date" office:date-value="2019-05-17" calcext:value-type="date">
            <text:p>17/05/19</text:p>
          </table:table-cell>
          <table:table-cell table:style-name="ce32" office:value-type="date" office:date-value="2020-12-31" calcext:value-type="date">
            <text:p>31/12/2020</text:p>
          </table:table-cell>
          <table:table-cell table:style-name="ce16"/>
          <table:table-cell table:style-name="ce15" office:value-type="float" office:value="2" calcext:value-type="float">
            <text:p>2</text:p>
          </table:table-cell>
          <table:table-cell table:style-name="ce16" office:value-type="string" calcext:value-type="string">
            <text:p>Lote 2: RESTAURACIÓN</text:p>
          </table:table-cell>
          <table:table-cell table:style-name="ce40" table:number-columns-repeated="1007"/>
        </table:table-row>
        <table:table-row table:style-name="ro7">
          <table:table-cell table:style-name="ce5" office:value-type="string" calcext:value-type="string">
            <text:p>2-19-ALD-0002</text:p>
          </table:table-cell>
          <table:table-cell table:style-name="ce12" office:value-type="string" calcext:value-type="string">
            <text:p><text:span text:style-name="T2">SERVICIO DE IMPARTICIÓN DE ACCIONES DE FORMACIÓN PROFESIONAL Y CERTIFICADOS DE PROFESIONALIDAD, DIRIGIDAS A PERSONAS DESEMPLEADAS RESIDENTES EN LA ZONA EDUSI, COFINANCIADO POR EL FONDO EUROPEO DE DESARROLLO REGIONAL (FEDER), DENTRO DEL EJE 12 “DESARROLLO URBANO” DEL PROGRAMA OPERATIVO DE CRECIMIENTO SOSTENIBLE, PARA LA PROGRAMACIÓN 2014-2020. </text:span><text:span text:style-name="T3">UNA MANERA DE HACER EUROPA.</text:span></text:p>
          </table:table-cell>
          <table:table-cell table:style-name="ce15" office:value-type="string" calcext:value-type="string" table:number-columns-spanned="2" table:number-rows-spanned="1">
            <text:p>Ordinario</text:p>
          </table:table-cell>
          <table:covered-table-cell table:style-name="ce15"/>
          <table:table-cell table:style-name="ce15" office:value-type="string" calcext:value-type="string">
            <text:p>Servicios</text:p>
          </table:table-cell>
          <table:table-cell table:style-name="ce15" office:value-type="string" calcext:value-type="string">
            <text:p>Abierto simplificado </text:p>
          </table:table-cell>
          <table:table-cell table:number-columns-repeated="2" table:style-name="ce21" office:value-type="float" office:value="14619.15" calcext:value-type="float">
            <text:p>14.619,15 €</text:p>
          </table:table-cell>
          <table:table-cell table:style-name="ce22" office:value-type="string" calcext:value-type="string">
            <text:p>B-97422976</text:p>
          </table:table-cell>
          <table:table-cell table:style-name="ce24" office:value-type="string" calcext:value-type="string">
            <text:p>CENTRO DE FORMACIÓN GARCÍA IBÁÑEZ, SL</text:p>
          </table:table-cell>
          <table:table-cell table:number-columns-repeated="2" table:style-name="ce29" office:value-type="currency" office:currency="EUR" office:value="12800" calcext:value-type="currency">
            <text:p>12.800,00 €</text:p>
          </table:table-cell>
          <table:table-cell table:style-name="ce34" office:value-type="date" office:date-value="2019-05-16" calcext:value-type="date">
            <text:p>16/05/19</text:p>
          </table:table-cell>
          <table:table-cell table:style-name="ce38" office:value-type="date" office:date-value="2020-12-31" calcext:value-type="date">
            <text:p>31/12/2020</text:p>
          </table:table-cell>
          <table:table-cell table:style-name="ce15"/>
          <table:table-cell table:style-name="ce15" office:value-type="float" office:value="3" calcext:value-type="float">
            <text:p>3</text:p>
          </table:table-cell>
          <table:table-cell table:style-name="ce15" office:value-type="string" calcext:value-type="string">
            <text:p>Lote 3: <text:s/>SERVICIOS DE LIMPIEZA</text:p>
          </table:table-cell>
          <table:table-cell table:style-name="ce40" table:number-columns-repeated="1007"/>
        </table:table-row>
        <table:table-row table:style-name="ro8">
          <table:table-cell table:style-name="ce5" office:value-type="string" calcext:value-type="string">
            <text:p>2-19-ALD-0002</text:p>
          </table:table-cell>
          <table:table-cell table:style-name="ce12" office:value-type="string" calcext:value-type="string">
            <text:p><text:span text:style-name="T2">SERVICIO DE IMPARTICIÓN DE ACCIONES DE FORMACIÓN PROFESIONAL Y CERTIFICADOS DE PROFESIONALIDAD, DIRIGIDAS A PERSONAS DESEMPLEADAS RESIDENTES EN LA ZONA EDUSI, COFINANCIADO POR EL FONDO EUROPEO DE DESARROLLO REGIONAL (FEDER), DENTRO DEL EJE 12 “DESARROLLO URBANO” DEL PROGRAMA OPERATIVO DE CRECIMIENTO SOSTENIBLE, PARA LA PROGRAMACIÓN 2014-2020. </text:span><text:span text:style-name="T3">UNA MANERA DE HACER EUROPA.</text:span></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text:p>
          </table:table-cell>
          <table:table-cell table:number-columns-repeated="2" table:style-name="ce20" office:value-type="float" office:value="10058.48" calcext:value-type="float">
            <text:p>10.058,48 €</text:p>
          </table:table-cell>
          <table:table-cell table:style-name="ce22" office:value-type="string" calcext:value-type="string">
            <text:p>B-97422976</text:p>
          </table:table-cell>
          <table:table-cell table:style-name="ce24" office:value-type="string" calcext:value-type="string">
            <text:p>CENTRO DE FORMACIÓN GARCÍA IBÁÑEZ, SL</text:p>
          </table:table-cell>
          <table:table-cell table:number-columns-repeated="2" table:style-name="ce29" office:value-type="currency" office:currency="EUR" office:value="9252" calcext:value-type="currency">
            <text:p>9.252,00 €</text:p>
          </table:table-cell>
          <table:table-cell table:style-name="ce34" office:value-type="date" office:date-value="2019-05-16" calcext:value-type="date">
            <text:p>16/05/19</text:p>
          </table:table-cell>
          <table:table-cell table:style-name="ce32" office:value-type="date" office:date-value="2020-12-31" calcext:value-type="date">
            <text:p>31/12/2020</text:p>
          </table:table-cell>
          <table:table-cell table:style-name="ce16"/>
          <table:table-cell table:style-name="ce15" office:value-type="float" office:value="4" calcext:value-type="float">
            <text:p>4</text:p>
          </table:table-cell>
          <table:table-cell table:style-name="ce16" office:value-type="string" calcext:value-type="string">
            <text:p>Lote 4: <text:s text:c="2"/>COMERCIO</text:p>
          </table:table-cell>
          <table:table-cell table:style-name="ce40" table:number-columns-repeated="1007"/>
        </table:table-row>
        <table:table-row table:style-name="ro8">
          <table:table-cell table:style-name="ce5" office:value-type="string" calcext:value-type="string">
            <text:p>3-19-ALD-0003</text:p>
          </table:table-cell>
          <table:table-cell table:style-name="ce4" office:value-type="string" calcext:value-type="string">
            <text:p>SERVICIO IMPARTICIÓN DE ACCIONES DE FORMACIÓN COMPLEMENTARIA Y/O DIRIGIDA A LA OBTENCIÓN DE CARNÉS PROFESIONALES, DE LA ZONA EDUSI DE LA CIUDAD DE ALICANTE, COFINANCIADO POR EL FONDO EUROPEO DE DESARROLLO REGIONAL (FEDER), DENTRO DEL EJE 12 “DESARROLLO URBANO” DEL PROGRAMA OPERATIVO DE CRECIMIENTO SOSTENIBLE, PARA LA PROGRAMACIÓN 2014-2020. UNA MANERA DE HACER EUROPA”</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 </text:p>
          </table:table-cell>
          <table:table-cell table:number-columns-repeated="2" table:style-name="ce20" office:value-type="float" office:value="2873.85" calcext:value-type="float">
            <text:p>2.873,85 €</text:p>
          </table:table-cell>
          <table:table-cell table:style-name="ce22" office:value-type="string" calcext:value-type="string">
            <text:p>B-54071923</text:p>
          </table:table-cell>
          <table:table-cell table:style-name="ce24" office:value-type="string" calcext:value-type="string">
            <text:p>ALBALI CENTROS DE FORMACIÓN, SL</text:p>
          </table:table-cell>
          <table:table-cell table:number-columns-repeated="2" table:style-name="ce29" office:value-type="currency" office:currency="EUR" office:value="2400" calcext:value-type="currency">
            <text:p>2.400,00 €</text:p>
          </table:table-cell>
          <table:table-cell table:style-name="ce34" office:value-type="date" office:date-value="2019-07-29" calcext:value-type="date">
            <office:annotation draw:style-name="gr1" draw:text-style-name="P2" svg:width="29.16mm" svg:height="21.77mm" svg:x="429.69mm" svg:y="232.28mm" draw:caption-point-x="-6.11mm" draw:caption-point-y="15.25mm">
              <dc:date>2022-05-02T00:00:00</dc:date>
              <text:p text:style-name="P1"><text:span text:style-name="T1">FIN CONTRATO: 28/01/21 Solic.Prórroga: Antes 28/10/20</text:span></text:p>
            </office:annotation>
            <text:p>29/07/19</text:p>
          </table:table-cell>
          <table:table-cell table:style-name="ce32"/>
          <table:table-cell table:style-name="ce16" office:value-type="string" calcext:value-type="string">
            <text:p>18 MESES</text:p>
          </table:table-cell>
          <table:table-cell table:style-name="ce15" office:value-type="float" office:value="1" calcext:value-type="float">
            <text:p>1</text:p>
          </table:table-cell>
          <table:table-cell table:style-name="ce16" office:value-type="string" calcext:value-type="string">
            <text:p>Lote 1: <text:s/>SEGURIDAD</text:p>
          </table:table-cell>
          <table:table-cell table:style-name="ce40" table:number-columns-repeated="1007"/>
        </table:table-row>
        <table:table-row table:style-name="ro8">
          <table:table-cell table:style-name="ce5" office:value-type="string" calcext:value-type="string">
            <text:p>3-19-ALD-0003</text:p>
          </table:table-cell>
          <table:table-cell table:style-name="ce4" office:value-type="string" calcext:value-type="string">
            <text:p>SERVICIO IMPARTICIÓN DE ACCIONES DE FORMACIÓN COMPLEMENTARIA Y/O DIRIGIDA A LA OBTENCIÓN DE CARNÉS PROFESIONALES, DE LA ZONA EDUSI DE LA CIUDAD DE ALICANTE, COFINANCIADO POR EL FONDO EUROPEO DE DESARROLLO REGIONAL (FEDER), DENTRO DEL EJE 12 “DESARROLLO URBANO” DEL PROGRAMA OPERATIVO DE CRECIMIENTO SOSTENIBLE, PARA LA PROGRAMACIÓN 2014-2020. UNA MANERA DE HACER EUROPA”</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text:p>
          </table:table-cell>
          <table:table-cell table:number-columns-repeated="2" table:style-name="ce20" office:value-type="float" office:value="11245.5" calcext:value-type="float">
            <text:p>11.245,50 €</text:p>
          </table:table-cell>
          <table:table-cell table:style-name="ce22" office:value-type="string" calcext:value-type="string">
            <text:p>B-54071923</text:p>
          </table:table-cell>
          <table:table-cell table:style-name="ce24" office:value-type="string" calcext:value-type="string">
            <text:p>ALBALI CENTROS DE FORMACIÓN, SL</text:p>
          </table:table-cell>
          <table:table-cell table:number-columns-repeated="2" table:style-name="ce29" office:value-type="currency" office:currency="EUR" office:value="10844" calcext:value-type="currency">
            <text:p>10.844,00 €</text:p>
          </table:table-cell>
          <table:table-cell table:style-name="ce34" office:value-type="date" office:date-value="2019-07-05" calcext:value-type="date">
            <office:annotation draw:style-name="gr1" draw:text-style-name="P2" svg:width="29.16mm" svg:height="21.77mm" svg:x="429.69mm" svg:y="267.56mm" draw:caption-point-x="-6.11mm" draw:caption-point-y="15.25mm">
              <dc:date>2022-05-02T00:00:00</dc:date>
              <text:p text:style-name="P1"><text:span text:style-name="T1">FIN CONTRATO: 04/01/21</text:span></text:p>
              <text:p text:style-name="P1"><text:span text:style-name="T1">Solic.Prórroga: Antes 04/10/20</text:span></text:p>
            </office:annotation>
            <text:p>05/07/19</text:p>
          </table:table-cell>
          <table:table-cell table:style-name="ce32"/>
          <table:table-cell table:style-name="ce16" office:value-type="string" calcext:value-type="string">
            <text:p>18 MESES</text:p>
          </table:table-cell>
          <table:table-cell table:style-name="ce15" office:value-type="float" office:value="2" calcext:value-type="float">
            <text:p>2</text:p>
          </table:table-cell>
          <table:table-cell table:style-name="ce16" office:value-type="string" calcext:value-type="string">
            <text:p>Lote 2: <text:s/>CONSTRUCCIÓN-LOGÍSTICA</text:p>
          </table:table-cell>
          <table:table-cell table:style-name="ce40" table:number-columns-repeated="1007"/>
        </table:table-row>
        <table:table-row table:style-name="ro8">
          <table:table-cell table:style-name="ce5" office:value-type="string" calcext:value-type="string">
            <text:p>3-19-ALD-0003</text:p>
          </table:table-cell>
          <table:table-cell table:style-name="ce4" office:value-type="string" calcext:value-type="string">
            <text:p>SERVICIO IMPARTICIÓN DE ACCIONES DE FORMACIÓN COMPLEMENTARIA Y/O DIRIGIDA A LA OBTENCIÓN DE CARNÉS PROFESIONALES, DE LA ZONA EDUSI DE LA CIUDAD DE ALICANTE, COFINANCIADO POR EL FONDO EUROPEO DE DESARROLLO REGIONAL (FEDER), DENTRO DEL EJE 12 “DESARROLLO URBANO” DEL PROGRAMA OPERATIVO DE CRECIMIENTO SOSTENIBLE, PARA LA PROGRAMACIÓN 2014-2020. UNA MANERA DE HACER EUROPA”</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 </text:p>
          </table:table-cell>
          <table:table-cell table:number-columns-repeated="2" table:style-name="ce20" office:value-type="float" office:value="5747.7" calcext:value-type="float">
            <text:p>5.747,70 €</text:p>
          </table:table-cell>
          <table:table-cell table:style-name="ce22" office:value-type="string" calcext:value-type="string">
            <text:p>B-84806728</text:p>
          </table:table-cell>
          <table:table-cell table:style-name="ce24" office:value-type="string" calcext:value-type="string">
            <text:p>AFRONTA CONSULTORÍA Y FORMACIÓN, SL</text:p>
          </table:table-cell>
          <table:table-cell table:number-columns-repeated="2" table:style-name="ce29" office:value-type="currency" office:currency="EUR" office:value="4950" calcext:value-type="currency">
            <text:p>4.950,00 €</text:p>
          </table:table-cell>
          <table:table-cell table:style-name="ce34" office:value-type="date" office:date-value="2019-07-23" calcext:value-type="date">
            <office:annotation draw:style-name="gr1" draw:text-style-name="P2" svg:width="29.16mm" svg:height="21.77mm" svg:x="429.69mm" svg:y="302.84mm" draw:caption-point-x="-6.11mm" draw:caption-point-y="15.25mm">
              <dc:date>2022-05-02T00:00:00</dc:date>
              <text:p text:style-name="P1"><text:span text:style-name="T1">FIN CONTRATO: 22/01/21</text:span></text:p>
              <text:p text:style-name="P1"><text:span text:style-name="T1">Solic. Prórroga: Antes 22/10/20</text:span></text:p>
            </office:annotation>
            <text:p>23/07/19</text:p>
          </table:table-cell>
          <table:table-cell table:style-name="ce32"/>
          <table:table-cell table:style-name="ce16" office:value-type="string" calcext:value-type="string">
            <text:p>18 MESES</text:p>
          </table:table-cell>
          <table:table-cell table:style-name="ce15" office:value-type="float" office:value="3" calcext:value-type="float">
            <text:p>3</text:p>
          </table:table-cell>
          <table:table-cell table:style-name="ce16" office:value-type="string" calcext:value-type="string">
            <text:p>Lote 3: ALIMENTACIÓN</text:p>
          </table:table-cell>
          <table:table-cell table:style-name="ce40" table:number-columns-repeated="1007"/>
        </table:table-row>
        <table:table-row table:style-name="ro8">
          <table:table-cell table:style-name="ce5" office:value-type="string" calcext:value-type="string">
            <text:p>3-19-ALD-0003</text:p>
          </table:table-cell>
          <table:table-cell table:style-name="ce4" office:value-type="string" calcext:value-type="string">
            <text:p>SERVICIO IMPARTICIÓN DE ACCIONES DE FORMACIÓN COMPLEMENTARIA Y/O DIRIGIDA A LA OBTENCIÓN DE CARNÉS PROFESIONALES, DE LA ZONA EDUSI DE LA CIUDAD DE ALICANTE, COFINANCIADO POR EL FONDO EUROPEO DE DESARROLLO REGIONAL (FEDER), DENTRO DEL EJE 12 “DESARROLLO URBANO” DEL PROGRAMA OPERATIVO DE CRECIMIENTO SOSTENIBLE, PARA LA PROGRAMACIÓN 2014-2020. UNA MANERA DE HACER EUROPA”</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 </text:p>
          </table:table-cell>
          <table:table-cell table:number-columns-repeated="2" table:style-name="ce20" office:value-type="float" office:value="6705.65" calcext:value-type="float">
            <text:p>6.705,65 €</text:p>
          </table:table-cell>
          <table:table-cell table:style-name="ce22" office:value-type="string" calcext:value-type="string">
            <text:p>B-54758735</text:p>
          </table:table-cell>
          <table:table-cell table:style-name="ce24" office:value-type="string" calcext:value-type="string">
            <text:p>FILIAS DESARROLLO COMUNITARIO, SL</text:p>
          </table:table-cell>
          <table:table-cell table:number-columns-repeated="2" table:style-name="ce29" office:value-type="currency" office:currency="EUR" office:value="5638.5" calcext:value-type="currency">
            <text:p>5.638,50 €</text:p>
          </table:table-cell>
          <table:table-cell table:style-name="ce34" office:value-type="date" office:date-value="2019-08-02" calcext:value-type="date">
            <office:annotation draw:style-name="gr2" draw:text-style-name="P2" svg:width="29.16mm" svg:height="21.78mm" svg:x="429.69mm" svg:y="338.11mm" draw:caption-point-x="-6.11mm" draw:caption-point-y="15.26mm">
              <dc:date>2022-05-02T00:00:00</dc:date>
              <text:p text:style-name="P1"><text:span text:style-name="T1">FIN CONTRATO: 01/02/21</text:span></text:p>
              <text:p text:style-name="P1"><text:span text:style-name="T1">Solic. Prórroga: Antes 01/11/20</text:span></text:p>
            </office:annotation>
            <text:p>02/08/19</text:p>
          </table:table-cell>
          <table:table-cell table:style-name="ce32"/>
          <table:table-cell table:style-name="ce16" office:value-type="string" calcext:value-type="string">
            <text:p>18 MESES</text:p>
          </table:table-cell>
          <table:table-cell table:style-name="ce15" office:value-type="float" office:value="4" calcext:value-type="float">
            <text:p>4</text:p>
          </table:table-cell>
          <table:table-cell table:style-name="ce16" office:value-type="string" calcext:value-type="string">
            <text:p>Lote 4: <text:s/>COMPETENCIAS INFORMÁTICAS</text:p>
          </table:table-cell>
          <table:table-cell table:style-name="ce40" table:number-columns-repeated="1007"/>
        </table:table-row>
        <table:table-row table:style-name="ro8">
          <table:table-cell table:style-name="ce5" office:value-type="string" calcext:value-type="string">
            <text:p>4-19-ALD-0004</text:p>
          </table:table-cell>
          <table:table-cell table:style-name="ce4" office:value-type="string" calcext:value-type="string">
            <text:p>SERVICIO IMPARTICIÓN DE ACCIONES DE FORMACIÓN COMPLEMENTARIA Y/O DIRIGIDA A LA OBTENCIÓN DE CARNÉS PROFESIONALES, PARA PERSONAS DESEMPLEADAS, EN LOS CENTROS DE FORMACIÓN DE LA AGENCIA LOCAL DE DESARROLLO ECONÓMICO Y SOCIAL</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 </text:p>
          </table:table-cell>
          <table:table-cell table:number-columns-repeated="2" table:style-name="ce20" office:value-type="float" office:value="3831.8" calcext:value-type="float">
            <text:p>3.831,80 €</text:p>
          </table:table-cell>
          <table:table-cell table:style-name="ce22" office:value-type="string" calcext:value-type="string">
            <text:p>B-53615761</text:p>
          </table:table-cell>
          <table:table-cell table:style-name="ce24" office:value-type="string" calcext:value-type="string">
            <text:p>ARETE SERVICIOS A LA COMUNIDAD, SL</text:p>
          </table:table-cell>
          <table:table-cell table:number-columns-repeated="2" table:style-name="ce29" office:value-type="currency" office:currency="EUR" office:value="3474.98" calcext:value-type="currency">
            <text:p>3.474,98 €</text:p>
          </table:table-cell>
          <table:table-cell table:style-name="ce35" office:value-type="date" office:date-value="2019-07-29" calcext:value-type="date">
            <office:annotation draw:style-name="gr3" draw:text-style-name="P2" svg:width="29.14mm" svg:height="21.77mm" svg:x="429.69mm" svg:y="373.39mm" draw:caption-point-x="-6.11mm" draw:caption-point-y="15.25mm">
              <dc:date>2022-05-02T00:00:00</dc:date>
              <text:p text:style-name="P1"><text:span text:style-name="T1">FIN CONTRATO: 28/07/20</text:span></text:p>
              <text:p text:style-name="P1"><text:span text:style-name="T1">Solic. Prórroga: Antes <text:s/>28/04/20</text:span></text:p>
            </office:annotation>
            <text:p>29/07/19</text:p>
          </table:table-cell>
          <table:table-cell table:style-name="ce32"/>
          <table:table-cell table:style-name="ce16" office:value-type="string" calcext:value-type="string">
            <text:p>1 AÑO</text:p>
          </table:table-cell>
          <table:table-cell table:style-name="ce15" office:value-type="float" office:value="1" calcext:value-type="float">
            <text:p>1</text:p>
          </table:table-cell>
          <table:table-cell table:style-name="ce16" office:value-type="string" calcext:value-type="string">
            <text:p>Lote 1: <text:s text:c="6"/>HIGIENE ALIMENTARIA</text:p>
          </table:table-cell>
          <table:table-cell table:style-name="ce40" table:number-columns-repeated="1007"/>
        </table:table-row>
        <table:table-row table:style-name="ro8">
          <table:table-cell table:style-name="ce5" office:value-type="string" calcext:value-type="string">
            <text:p>4-19-ALD-0004</text:p>
          </table:table-cell>
          <table:table-cell table:style-name="ce12" office:value-type="string" calcext:value-type="string">
            <text:p>SERVICIO IMPARTICIÓN DE ACCIONES DE FORMACIÓN COMPLEMENTARIA Y/O DIRIGIDA A LA OBTENCIÓN DE CARNÉS PROFESIONALES, PARA PERSONAS DESEMPLEADAS, EN LOS CENTROS DE FORMACIÓN DE LA AGENCIA LOCAL DE DESARROLLO ECONÓMICO Y SOCIAL</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text:p>
          </table:table-cell>
          <table:table-cell table:number-columns-repeated="2" table:style-name="ce20" office:value-type="float" office:value="8621.55" calcext:value-type="float">
            <text:p>8.621,55 €</text:p>
          </table:table-cell>
          <table:table-cell table:style-name="ce22" office:value-type="string" calcext:value-type="string">
            <text:p>B-54758735</text:p>
          </table:table-cell>
          <table:table-cell table:style-name="ce24" office:value-type="string" calcext:value-type="string">
            <text:p>FILIAS DESARROLLO COMUNITARIO, SL</text:p>
          </table:table-cell>
          <table:table-cell table:number-columns-repeated="2" table:style-name="ce29" office:value-type="currency" office:currency="EUR" office:value="6841.3" calcext:value-type="currency">
            <text:p>6.841,30 €</text:p>
          </table:table-cell>
          <table:table-cell table:style-name="ce36" office:value-type="date" office:date-value="2019-08-02" calcext:value-type="date">
            <office:annotation draw:style-name="gr3" draw:text-style-name="P2" svg:width="29.14mm" svg:height="21.77mm" svg:x="429.69mm" svg:y="408.67mm" draw:caption-point-x="-6.11mm" draw:caption-point-y="15.25mm">
              <dc:date>2022-05-02T00:00:00</dc:date>
              <text:p text:style-name="P1"><text:span text:style-name="T1">FIN CONTRATO: 01/08/20</text:span></text:p>
              <text:p text:style-name="P1"><text:span text:style-name="T1">Solic. Prórroga: Antes 01/05/20</text:span></text:p>
            </office:annotation>
            <text:p>02/08/19</text:p>
          </table:table-cell>
          <table:table-cell table:style-name="ce32"/>
          <table:table-cell table:style-name="ce16" office:value-type="string" calcext:value-type="string">
            <text:p>1 AÑO</text:p>
          </table:table-cell>
          <table:table-cell table:style-name="ce15" office:value-type="float" office:value="2" calcext:value-type="float">
            <text:p>2</text:p>
          </table:table-cell>
          <table:table-cell table:style-name="ce16" office:value-type="string" calcext:value-type="string">
            <text:p>Lote 2: COMPETENCIAS INFORMÁTICAS</text:p>
          </table:table-cell>
          <table:table-cell table:style-name="ce40" table:number-columns-repeated="1007"/>
        </table:table-row>
        <table:table-row table:style-name="ro8">
          <table:table-cell table:style-name="ce5" office:value-type="string" calcext:value-type="string">
            <text:p>4-19-ALD-0004</text:p>
          </table:table-cell>
          <table:table-cell table:style-name="ce12" office:value-type="string" calcext:value-type="string">
            <text:p>SERVICIO IMPARTICIÓN DE ACCIONES DE FORMACIÓN COMPLEMENTARIA Y/O DIRIGIDA A LA OBTENCIÓN DE CARNÉS PROFESIONALES, PARA PERSONAS DESEMPLEADAS, EN LOS CENTROS DE FORMACIÓN DE LA AGENCIA LOCAL DE DESARROLLO ECONÓMICO Y SOCIAL</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 </text:p>
          </table:table-cell>
          <table:table-cell table:number-columns-repeated="2" table:style-name="ce20" office:value-type="float" office:value="8142.58" calcext:value-type="float">
            <text:p>8.142,58 €</text:p>
          </table:table-cell>
          <table:table-cell table:style-name="ce22" office:value-type="string" calcext:value-type="string">
            <text:p>B-54071923</text:p>
          </table:table-cell>
          <table:table-cell table:style-name="ce24" office:value-type="string" calcext:value-type="string">
            <text:p>ALBALI CENTROS DE FORMACIÓN, SL</text:p>
          </table:table-cell>
          <table:table-cell table:number-columns-repeated="2" table:style-name="ce29" office:value-type="currency" office:currency="EUR" office:value="7650" calcext:value-type="currency">
            <text:p>7.650,00 €</text:p>
          </table:table-cell>
          <table:table-cell table:style-name="ce36" office:value-type="date" office:date-value="2019-07-29" calcext:value-type="date">
            <office:annotation draw:style-name="gr3" draw:text-style-name="P2" svg:width="29.14mm" svg:height="21.77mm" svg:x="429.69mm" svg:y="443.95mm" draw:caption-point-x="-6.11mm" draw:caption-point-y="15.25mm">
              <dc:date>2022-05-02T00:00:00</dc:date>
              <text:p text:style-name="P1"><text:span text:style-name="T1">FIN CONTRATO: 28/07/20</text:span></text:p>
              <text:p text:style-name="P1"><text:span text:style-name="T1">Solic. Prórroga: Antes 28/04/20</text:span></text:p>
            </office:annotation>
            <text:p>29/07/19</text:p>
          </table:table-cell>
          <table:table-cell table:style-name="ce32"/>
          <table:table-cell table:style-name="ce16" office:value-type="string" calcext:value-type="string">
            <text:p>1AÑO</text:p>
          </table:table-cell>
          <table:table-cell table:style-name="ce15" office:value-type="float" office:value="3" calcext:value-type="float">
            <text:p>3</text:p>
          </table:table-cell>
          <table:table-cell table:style-name="ce16" office:value-type="string" calcext:value-type="string">
            <text:p>Lote 3: <text:s text:c="6"/>CARNÉS PROFESIONALES</text:p>
          </table:table-cell>
          <table:table-cell table:style-name="ce40" table:number-columns-repeated="1007"/>
        </table:table-row>
        <table:table-row table:style-name="ro8">
          <table:table-cell table:style-name="ce5" office:value-type="string" calcext:value-type="string">
            <text:p>6-19-ALD-0005</text:p>
          </table:table-cell>
          <table:table-cell table:style-name="ce12" office:value-type="string" calcext:value-type="string">
            <text:p>SUMINISTRO E INSTALACIÓN DE DOS MONOPOSTES LED EN LAS ÁREAS INDUSTRIALES DE ATALAYAS Y PLA DE LA VALLONGA</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Mixto (Suministro y obras)</text:p>
          </table:table-cell>
          <table:table-cell table:style-name="ce16" office:value-type="string" calcext:value-type="string">
            <text:p>Abierto simplificado </text:p>
          </table:table-cell>
          <table:table-cell table:style-name="ce20" office:value-type="float" office:value="42500" calcext:value-type="float">
            <text:p>42.500,00 €</text:p>
          </table:table-cell>
          <table:table-cell table:style-name="ce20" office:value-type="float" office:value="51425" calcext:value-type="float">
            <text:p>51.425,00 €</text:p>
          </table:table-cell>
          <table:table-cell table:style-name="ce22" office:value-type="string" calcext:value-type="string">
            <text:p>A-28002335</text:p>
          </table:table-cell>
          <table:table-cell table:style-name="ce24" office:value-type="string" calcext:value-type="string">
            <office:annotation draw:style-name="gr4" draw:text-style-name="P2" svg:width="29.08mm" svg:height="29.77mm" svg:x="349.7mm" svg:y="478.81mm" draw:caption-point-x="-6.09mm" draw:caption-point-y="15.67mm">
              <dc:date>2022-05-02T00:00:00</dc:date>
              <text:p text:style-name="P1"><text:span text:style-name="T1">Persona de contacto: Rosa Ramirez - SICE; tfno. 965 177775; mail rmramirez@sice.com</text:span></text:p>
            </office:annotation>
            <text:p>SOCIEDAD IBÉRICA DE CONSTRUCCIONES ELÉCTRICAS, SA</text:p>
          </table:table-cell>
          <table:table-cell table:style-name="ce29" office:value-type="currency" office:currency="EUR" office:value="29890" calcext:value-type="currency">
            <text:p>29.890,00 €</text:p>
          </table:table-cell>
          <table:table-cell table:style-name="ce29" office:value-type="currency" office:currency="EUR" office:value="36166.9" calcext:value-type="currency">
            <text:p>36.166,90 €</text:p>
          </table:table-cell>
          <table:table-cell table:style-name="ce36" office:value-type="date" office:date-value="2019-08-13" calcext:value-type="date">
            <text:p>13/08/19</text:p>
          </table:table-cell>
          <table:table-cell table:style-name="ce32"/>
          <table:table-cell table:style-name="ce16" office:value-type="string" calcext:value-type="string">
            <text:p>3 MESES</text:p>
          </table:table-cell>
          <table:table-cell table:style-name="ce15" office:value-type="string" calcext:value-type="string">
            <text:p>NO</text:p>
          </table:table-cell>
          <table:table-cell table:style-name="ce16"/>
          <table:table-cell table:style-name="ce40" table:number-columns-repeated="1007"/>
        </table:table-row>
        <table:table-row table:style-name="ro8">
          <table:table-cell table:style-name="ce5" office:value-type="string" calcext:value-type="string">
            <text:p>8-19-ALD-0006</text:p>
          </table:table-cell>
          <table:table-cell table:style-name="ce12" office:value-type="string" calcext:value-type="string">
            <text:p>SERVICIO DE MIGRACIÓN, ALOJAMIENTO, <text:s/>MANTENIMIENTO, ACTUALIZACIÓN Y HERRAMIENTAS DE GESTIÓN <text:s/>DE LAS WEBS DE LA AGENCIA LOCAL DE DESARROLLO ECONÓMICO Y SOCIAL DE ALICANTE</text:p>
          </table:table-cell>
          <table:table-cell table:style-name="ce16" office:value-type="string" calcext:value-type="string" table:number-columns-spanned="2" table:number-rows-spanned="1">
            <text:p>Ordinario</text:p>
          </table:table-cell>
          <table:covered-table-cell table:style-name="ce16"/>
          <table:table-cell table:style-name="ce16" office:value-type="string" calcext:value-type="string">
            <text:p>Servicios</text:p>
          </table:table-cell>
          <table:table-cell table:style-name="ce16" office:value-type="string" calcext:value-type="string">
            <text:p>Abierto simplificado </text:p>
          </table:table-cell>
          <table:table-cell table:style-name="ce20" office:value-type="float" office:value="25275.6" calcext:value-type="float">
            <text:p>25.275,60 €</text:p>
          </table:table-cell>
          <table:table-cell table:style-name="ce20" office:value-type="float" office:value="30583.48" calcext:value-type="float">
            <text:p>30.583,48 €</text:p>
          </table:table-cell>
          <table:table-cell table:style-name="ce22" office:value-type="string" calcext:value-type="string">
            <text:p>B-91543249</text:p>
          </table:table-cell>
          <table:table-cell table:style-name="ce24" office:value-type="string" calcext:value-type="string">
            <office:annotation draw:style-name="gr5" draw:text-style-name="P2" svg:width="29.08mm" svg:height="45.47mm" svg:x="349.7mm" svg:y="514.09mm" draw:caption-point-x="-6.09mm" draw:caption-point-y="15.67mm">
              <dc:date>2022-05-02T00:00:00</dc:date>
              <text:p text:style-name="P1"><text:span text:style-name="T1">Persona de contacto: M.ª Luisa Naranjo Casas como Administradora de CIRCUITOS ALJARAFE SL, <text:s/>tfno. 954-159030; mail info@circuitosaljarafe.com</text:span></text:p>
            </office:annotation>
            <text:p>CIRCUITOS ALJARAFE, SL</text:p>
          </table:table-cell>
          <table:table-cell table:style-name="ce29" office:value-type="currency" office:currency="EUR" office:value="17692.5" calcext:value-type="currency">
            <text:p>17.692,50 €</text:p>
          </table:table-cell>
          <table:table-cell table:style-name="ce29" office:value-type="currency" office:currency="EUR" office:value="21407.92" calcext:value-type="currency">
            <text:p>21.407,92 €</text:p>
          </table:table-cell>
          <table:table-cell table:style-name="ce36" office:value-type="date" office:date-value="2020-01-31" calcext:value-type="date">
            <text:p>31/01/20</text:p>
          </table:table-cell>
          <table:table-cell table:style-name="ce32"/>
          <table:table-cell table:style-name="ce16" office:value-type="string" calcext:value-type="string">
            <text:p>2 AÑOS</text:p>
          </table:table-cell>
          <table:table-cell table:style-name="ce15" office:value-type="string" calcext:value-type="string">
            <text:p>NO</text:p>
          </table:table-cell>
          <table:table-cell table:style-name="ce16"/>
          <table:table-cell table:style-name="ce40" table:number-columns-repeated="1007"/>
        </table:table-row>
        <table:table-row table:style-name="ro8">
          <table:table-cell table:style-name="ce5"/>
          <table:table-cell table:style-name="ce12"/>
          <table:table-cell table:style-name="ce16" table:number-columns-spanned="2" table:number-rows-spanned="1"/>
          <table:covered-table-cell table:style-name="ce16"/>
          <table:table-cell table:style-name="ce16" table:number-columns-repeated="2"/>
          <table:table-cell table:style-name="ce20" table:number-columns-repeated="2"/>
          <table:table-cell table:style-name="ce22"/>
          <table:table-cell table:style-name="ce24"/>
          <table:table-cell table:style-name="ce29" table:number-columns-repeated="2"/>
          <table:table-cell table:style-name="ce34"/>
          <table:table-cell table:style-name="ce32"/>
          <table:table-cell table:style-name="ce16"/>
          <table:table-cell table:style-name="ce15"/>
          <table:table-cell table:style-name="ce16"/>
          <table:table-cell table:style-name="ce40" table:number-columns-repeated="1007"/>
        </table:table-row>
        <table:table-row table:style-name="ro8">
          <table:table-cell table:style-name="ce5"/>
          <table:table-cell table:style-name="ce12"/>
          <table:table-cell table:style-name="ce16" table:number-columns-spanned="2" table:number-rows-spanned="1"/>
          <table:covered-table-cell table:style-name="ce16"/>
          <table:table-cell table:style-name="ce16" table:number-columns-repeated="2"/>
          <table:table-cell table:style-name="ce20" table:number-columns-repeated="2"/>
          <table:table-cell table:style-name="ce22"/>
          <table:table-cell table:style-name="ce24"/>
          <table:table-cell table:style-name="ce29" table:number-columns-repeated="2"/>
          <table:table-cell table:style-name="ce34"/>
          <table:table-cell table:style-name="ce32"/>
          <table:table-cell table:style-name="ce16"/>
          <table:table-cell table:style-name="ce15"/>
          <table:table-cell table:style-name="ce16"/>
          <table:table-cell table:style-name="ce40" table:number-columns-repeated="1007"/>
        </table:table-row>
        <table:table-row table:style-name="ro8">
          <table:table-cell table:style-name="ce5"/>
          <table:table-cell table:style-name="ce12"/>
          <table:table-cell table:style-name="ce16" table:number-columns-spanned="2" table:number-rows-spanned="1"/>
          <table:covered-table-cell table:style-name="ce16"/>
          <table:table-cell table:style-name="ce16" table:number-columns-repeated="2"/>
          <table:table-cell table:style-name="ce20" table:number-columns-repeated="2"/>
          <table:table-cell table:style-name="ce22"/>
          <table:table-cell table:style-name="ce24"/>
          <table:table-cell table:style-name="ce29" table:number-columns-repeated="2"/>
          <table:table-cell table:style-name="ce34"/>
          <table:table-cell table:style-name="ce32"/>
          <table:table-cell table:style-name="ce16"/>
          <table:table-cell table:style-name="ce15"/>
          <table:table-cell table:style-name="ce16"/>
          <table:table-cell table:style-name="ce40" table:number-columns-repeated="1007"/>
        </table:table-row>
        <table:table-row table:style-name="ro9">
          <table:table-cell table:style-name="ce6" office:value-type="string" calcext:value-type="string" table:number-columns-spanned="18" table:number-rows-spanned="1">
            <text:p> </text:p>
            <text:p/>
          </table:table-cell>
          <table:covered-table-cell table:number-columns-repeated="17" table:style-name="ce6"/>
          <table:table-cell table:number-columns-repeated="1006"/>
        </table:table-row>
        <table:table-row table:style-name="ro9">
          <table:table-cell table:style-name="ce7" office:value-type="string" calcext:value-type="string" table:number-columns-spanned="11" table:number-rows-spanned="1">
            <text:p/>
            <text:p/>
            <text:p/>
          </table:table-cell>
          <table:covered-table-cell table:number-columns-repeated="10" table:style-name="ce7"/>
          <table:table-cell table:style-name="ce31" office:value-type="string" calcext:value-type="string" table:number-columns-spanned="7" table:number-rows-spanned="1">
            <text:p>Page 1 / 1</text:p>
          </table:table-cell>
          <table:covered-table-cell table:number-columns-repeated="6" table:style-name="ce31"/>
          <table:table-cell table:number-columns-repeated="1006"/>
        </table:table-row>
        <table:table-row table:style-name="ro10">
          <table:table-cell table:style-name="ce8" table:number-columns-repeated="2"/>
          <table:table-cell table:style-name="ce17" table:number-columns-repeated="7"/>
          <table:table-cell table:style-name="ce25"/>
          <table:table-cell table:style-name="ce17" table:number-columns-repeated="7"/>
          <table:table-cell table:number-columns-repeated="1007"/>
        </table:table-row>
        <table:table-row table:style-name="ro2" table:number-rows-repeated="104855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text>,</number:text>
    </number:time-style>
    <number:number-style style:name="N111">
      <number:scientific-number number:decimal-places="1" loext:min-decimal-places="1" number:min-integer-digits="1" number:min-exponent-digits="1" loext:exponent-interval="3" loext:forced-exponent-sign="true"/>
    </number:number-style>
    <number:number-style style:name="N112">
      <number:number number:decimal-places="2" loext:min-decimal-places="2" number:min-integer-digits="1" number:grouping="true"/>
      <number:text> €</number:text>
    </number:number-style>
    <number:currency-style style:name="N113P0" style:volatile="true">
      <number:number number:decimal-places="2" loext: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3P0"/>
    </number:currency-style>
    <style:style style:name="Default" style:family="table-cell">
      <style:table-cell-properties fo:padding="0.71m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loext:scale-to-X="1" loext:scale-to-Y="2" style:table-centering="horizontal"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2">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2-18T12:51:42.755000000</dc:date>
    <meta:print-date>2022-02-18T09:50:50.998000000</meta:print-date>
    <meta:editing-cycles>31</meta:editing-cycles>
    <meta:editing-duration>PT3H5M51S</meta:editing-duration>
    <meta:document-statistic meta:table-count="1" meta:cell-count="260" meta:object-count="0"/>
    <meta:generator>LibreOffice/5.4.2.2$Windows_x86 LibreOffice_project/22b09f6418e8c2d508a9eaf86b2399209b0990f4</meta:generator>
  </office:meta>
</office:document-meta>
</file>